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B4000030EAD8DCE7D9.wmf"/>
  <manifest:file-entry manifest:media-type="" manifest:full-path="Pictures/200000070000520C000025CC2C012BD0.wmf"/>
  <manifest:file-entry manifest:media-type="" manifest:full-path="Pictures/200000070000667A000042101B461883.wmf"/>
  <manifest:file-entry manifest:media-type="" manifest:full-path="Pictures/200000070000556F00002BD54E261FCC.wmf"/>
  <manifest:file-entry manifest:media-type="" manifest:full-path="Pictures/200000070000562D00002F1D46F378DE.wmf"/>
  <manifest:file-entry manifest:media-type="" manifest:full-path="Pictures/20000007000052420000299CC26940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US"/>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Notice">
      <style:paragraph-properties fo:margin-top="0.494cm" fo:margin-bottom="0cm" fo:text-align="justify" style:justify-single-word="false"/>
      <style:text-properties fo:language="en" fo:country="GB"/>
    </style:style>
    <style:style style:name="P13" style:family="paragraph" style:parent-style-name="Preformatted_20_Text">
      <style:text-properties fo:font-size="8pt" style:font-size-asian="8pt" style:font-size-complex="8pt"/>
    </style:style>
    <style:style style:name="P14" style:family="paragraph" style:parent-style-name="Preformatted_20_Text">
      <style:paragraph-properties fo:margin-top="0cm" fo:margin-bottom="0.499cm"/>
      <style:text-properties fo:font-size="8pt" style:font-size-asian="8pt" style:font-size-complex="8pt"/>
    </style:style>
    <style:style style:name="P15" style:family="paragraph" style:parent-style-name="Heading_20_2">
      <style:text-properties fo:font-weight="bold" style:font-weight-asian="bold" style:font-weight-complex="bold"/>
    </style:style>
    <style:style style:name="P16" style:family="paragraph" style:parent-style-name="Contents_20_1">
      <style:paragraph-properties>
        <style:tab-stops>
          <style:tab-stop style:position="15.499cm" style:type="right" style:leader-style="dotted" style:leader-text="."/>
        </style:tab-stops>
      </style:paragraph-properties>
    </style:style>
    <style:style style:name="P17" style:family="paragraph" style:parent-style-name="Contents_20_2">
      <style:paragraph-properties>
        <style:tab-stops>
          <style:tab-stop style:position="15.111cm" style:type="right" style:leader-style="dotted" style:leader-text="."/>
        </style:tab-stops>
      </style:paragraph-properties>
    </style:style>
    <style:style style:name="P18" style:family="paragraph" style:parent-style-name="Contents_20_3">
      <style:paragraph-properties>
        <style:tab-stops>
          <style:tab-stop style:position="14.723cm" style:type="right" style:leader-style="dotted" style:leader-text="."/>
        </style:tab-stops>
      </style:paragraph-properties>
    </style:style>
    <style:style style:name="P19" style:family="paragraph" style:parent-style-name="Cover_20_-_20_Report_20_Type" style:master-page-name="Standard">
      <style:paragraph-properties style:page-number="auto"/>
    </style:style>
    <style:style style:name="P20" style:family="paragraph" style:parent-style-name="Cover_20_-_20_Report_20_Type" style:master-page-name="Standard">
      <style:paragraph-properties style:page-number="auto"/>
    </style:style>
    <style:style style:name="P21" style:family="paragraph" style:parent-style-name="Text_20_body" style:list-style-name="WW8Num50"/>
    <style:style style:name="P22" style:family="paragraph" style:parent-style-name="Text_20_body" style:list-style-name="WW8Num50"/>
    <style:style style:name="P23" style:family="paragraph" style:parent-style-name="Text_20_body" style:list-style-name="WW8Num50"/>
    <style:style style:name="P24" style:family="paragraph" style:parent-style-name="Text_20_body" style:list-style-name="WW8Num50"/>
    <style:style style:name="P25" style:family="paragraph" style:parent-style-name="Text_20_body" style:list-style-name="WW8Num50"/>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WW8Num21"/>
    <style:style style:name="P35" style:family="paragraph" style:parent-style-name="Text_20_body" style:list-style-name="WW8Num6"/>
    <style:style style:name="P36" style:family="paragraph" style:parent-style-name="Text_20_body" style:list-style-name="WW8Num21"/>
    <style:style style:name="P37" style:family="paragraph" style:parent-style-name="Text_20_body" style:list-style-name="L1">
      <style:paragraph-properties fo:margin-top="0cm" fo:margin-bottom="0cm"/>
    </style:style>
    <style:style style:name="P38" style:family="paragraph" style:parent-style-name="Text_20_body" style:list-style-name="L1">
      <style:paragraph-properties fo:margin-top="0cm" fo:margin-bottom="0cm"/>
    </style:style>
    <style:style style:name="P39" style:family="paragraph" style:parent-style-name="Text_20_body" style:list-style-name="WW8Num68">
      <style:paragraph-properties fo:margin-left="-1.251cm" fo:margin-right="0cm" fo:text-indent="0cm" style:auto-text-indent="false"/>
    </style:style>
    <style:style style:name="P40" style:family="paragraph" style:parent-style-name="Text_20_body" style:list-style-name="WW8Num68">
      <style:paragraph-properties fo:margin-left="-1.251cm" fo:margin-right="0cm" fo:text-indent="0cm" style:auto-text-indent="false"/>
    </style:style>
    <style:style style:name="P41" style:family="paragraph" style:parent-style-name="Text_20_body" style:list-style-name="WW8Num68">
      <style:paragraph-properties fo:margin-left="-1.251cm" fo:margin-right="0cm" fo:text-indent="0cm" style:auto-text-indent="false"/>
    </style:style>
    <style:style style:name="P42" style:family="paragraph" style:parent-style-name="Text_20_body" style:list-style-name="WW8Num68">
      <style:paragraph-properties fo:margin-left="-1.251cm" fo:margin-right="0cm" fo:text-indent="0cm" style:auto-text-indent="false"/>
    </style:style>
    <style:style style:name="P43" style:family="paragraph" style:parent-style-name="Text_20_body" style:list-style-name="WW8Num68">
      <style:paragraph-properties fo:margin-left="-1.251cm" fo:margin-right="0cm" fo:text-indent="0cm"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zxx" style:country-asian="none"/>
    </style:style>
    <style:style style:name="T6" style:family="text">
      <style:text-properties fo:language="sv" fo:country="SE" style:language-asian="zxx" style:country-asian="none"/>
    </style:style>
    <style:style style:name="T7" style:family="text">
      <style:text-properties fo:background-color="#ff0000"/>
    </style:style>
    <style:style style:name="T8" style:family="text">
      <style:text-properties fo:color="#000000" fo:background-color="#ff0000"/>
    </style:style>
    <style:style style:name="T9" style:family="text">
      <style:text-properties fo:background-color="transparent"/>
    </style:style>
    <style:style style:name="T10" style:family="text">
      <style:text-properties fo:color="#444444"/>
    </style:style>
    <style:style style:name="T11" style:family="text">
      <style:text-properties style:font-name="Arial1" style:font-name-complex="Arial1"/>
    </style:style>
    <style:style style:name="T12" style:family="text">
      <style:text-properties fo:font-size="8pt" style:font-size-asian="8pt" style:font-size-complex="8pt"/>
    </style:style>
    <style:style style:name="T13" style:family="text">
      <style:text-properties fo:font-size="8pt" fo:background-color="#ff0000" style:font-size-asian="8pt" style:font-size-complex="8pt"/>
    </style:style>
    <style:style style:name="T14" style:family="text">
      <style:text-properties fo:font-size="8pt" fo:background-color="transparent" style:font-size-asian="8pt" style:font-size-complex="8pt"/>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language="en" fo:country="GB"/>
    </style:style>
    <style:style style:name="T18" style:family="text">
      <style:text-properties fo:font-weight="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November 2007</text:modification-date></text:p>
          <text:p text:style-name="P1">Version 1.0</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h-47v-30 0c-9 19-27 37-58 37-53 0-71-37-71-76v-122h48v97c0 21 1 56 35 56s46-22 46-49v-104h47z">
            <text:p/>
          </draw:path>
          <draw:path draw:style-name="gr3" draw:text-style-name="P3" svg:width="0.122cm" svg:height="0.197cm" svg:x="8.554cm" svg:y="21.703cm" svg:viewBox="0 0 123 198" svg:d="m0 5h48v30 0c10-21 33-35 58-35 7 0 12 2 17 4v45c-8-1-15-3-24-3-44 0-51 37-51 47v105h-48z">
            <text:p/>
          </draw:path>
          <draw:path draw:style-name="gr3" draw:text-style-name="P3" svg:width="0.211cm" svg:height="0.202cm" svg:x="8.688cm" svg:y="21.703cm" svg:viewBox="0 0 212 203" svg:d="m106 0c58 0 106 41 106 101s-48 102-106 102-106-42-106-102 48-101 106-101zm0 159c35 0 55-28 55-58s-20-59-55-59-57 29-57 59 20 58 57 58z">
            <text:p/>
          </draw:path>
          <draw:path draw:style-name="gr3" draw:text-style-name="P3" svg:width="0.209cm" svg:height="0.288cm" svg:x="8.935cm" svg:y="21.703cm" svg:viewBox="0 0 210 289" svg:d="m0 5h46v29h2c12-23 38-34 65-34 60 0 97 44 97 101s-39 100-95 100c-36 0-57-16-66-30v0 118h-49zm104-247c-35 0-56 29-56 59s21 58 56 58 57-28 57-58-22-59-57-59z">
            <text:p/>
          </draw:path>
          <draw:path draw:style-name="gr3" draw:text-style-name="P3" svg:width="0.197cm" svg:height="0.202cm" svg:x="9.17cm" svg:y="21.703cm" svg:viewBox="0 0 198 203" svg:d="m49 116c2 30 25 46 52 46s40-10 51-26l35 26c-23 29-51 41-83 41-56 0-104-42-104-102s48-101 104-101 94 39 94 104v12zm-52-33c0-30-17-46-47-46s-46 16-50 46z">
            <text:p/>
          </draw:path>
          <draw:path draw:style-name="gr3" draw:text-style-name="P3" svg:width="0.177cm" svg:height="0.202cm" svg:x="9.396cm" svg:y="21.703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3cm" svg:y="21.703cm" svg:viewBox="0 0 176 198" svg:d="m0 5h46v30h2c7-17 26-35 58-35 51 0 70 37 70 76v122h-47v-99c0-21-4-57-36-57s-45 25-45 50v106h-48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5cm" svg:y="21.703cm" svg:viewBox="0 0 176 198" svg:d="m0 5h46v30 0c9-17 26-35 60-35 51 0 70 37 70 76v122h-49v-99c0-21-2-57-35-57s-44 25-44 50v106h-48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3cm" svg:y="21.613cm" svg:viewBox="0 0 64 286" svg:d="m7 93h48v193h-48zm23-286c18 0 34 12 34 28s-16 28-34 28-30-12-30-28 12-28 30-28z">
            <text:p/>
          </draw:path>
          <draw:path draw:style-name="gr3" draw:text-style-name="P3" svg:width="0.122cm" svg:height="0.197cm" svg:x="10.736cm" svg:y="21.703cm" svg:viewBox="0 0 123 198" svg:d="m0 5h48v30 0c10-21 33-35 58-35 5 0 10 2 17 4v45c-8-1-17-3-24-3-44 0-51 37-51 47v105h-48z">
            <text:p/>
          </draw:path>
          <draw:path draw:style-name="gr3" draw:text-style-name="P3" svg:width="0.209cm" svg:height="0.202cm" svg:x="10.87cm" svg:y="21.703cm" svg:viewBox="0 0 210 203" svg:d="m104 0c60 0 106 41 106 101s-46 102-106 102-104-42-104-102 48-101 104-101zm0 159c35 0 57-28 57-58s-22-59-57-59-56 29-56 59 21 58 56 58z">
            <text:p/>
          </draw:path>
          <draw:path draw:style-name="gr3" draw:text-style-name="P3" svg:width="0.175cm" svg:height="0.197cm" svg:x="11.117cm" svg:y="21.703cm" svg:viewBox="0 0 176 198" svg:d="m0 5h46v30 0c9-17 26-35 60-35 51 0 70 37 70 76v122h-47v-99c0-21-4-57-37-57s-44 25-44 50v106h-48z">
            <text:p/>
          </draw:path>
          <draw:path draw:style-name="gr3" draw:text-style-name="P3" svg:width="0.299cm" svg:height="0.197cm" svg:x="11.341cm" svg:y="21.703cm" svg:viewBox="0 0 300 198" svg:d="m0 5h46v30h2c7-17 26-35 58-35s51 12 62 35c12-23 33-35 61-35 51 0 71 37 71 83v115h-50v-110c0-24-7-46-35-46s-40 25-40 50v106h-48v-115c0-25-11-41-34-41-33 0-44 25-44 50v106h-49z">
            <text:p/>
          </draw:path>
          <draw:path draw:style-name="gr3" draw:text-style-name="P3" svg:width="0.195cm" svg:height="0.202cm" svg:x="11.675cm" svg:y="21.703cm" svg:viewBox="0 0 196 203" svg:d="m49 116c2 30 25 46 50 46s42-10 53-26l35 26c-23 29-51 41-83 41-56 0-104-42-104-102s48-101 104-101 92 39 92 104v12zm-50-33c0-30-17-46-47-46s-46 16-50 46z">
            <text:p/>
          </draw:path>
          <draw:path draw:style-name="gr3" draw:text-style-name="P3" svg:width="0.177cm" svg:height="0.197cm" svg:x="11.913cm" svg:y="21.703cm" svg:viewBox="0 0 178 198" svg:d="m0 5h46v30h2c7-17 26-35 58-35 51 0 72 37 72 76v122h-49v-99c0-21-2-57-36-57s-44 25-44 50v106h-49z">
            <text:p/>
          </draw:path>
          <draw:path draw:style-name="gr3" draw:text-style-name="P3" svg:width="0.142cm" svg:height="0.253cm" svg:x="12.117cm" svg:y="21.65cm" svg:viewBox="0 0 143 254" svg:d="m0 97v-41h39v-56h49v56h55v41h-55v83c0 19 5 32 27 32 8 0 19-2 28-6v41c-12 3-28 7-39 7-51 0-65-25-65-71v-86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4cm" svg:y="21.703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7cm" svg:y="21.703cm" svg:viewBox="0 0 196 203" svg:d="m48 116c3 30 24 46 51 46s40-10 53-26l33 26c-21 29-51 41-81 41-58 0-104-42-104-102s46-101 104-101 92 39 92 104v12zm-50-33c0-30-19-46-49-46s-46 16-49 46z">
            <text:p/>
          </draw:path>
          <draw:path draw:style-name="gr3" draw:text-style-name="P3" svg:width="0.177cm" svg:height="0.197cm" svg:x="13.156cm" svg:y="21.703cm" svg:viewBox="0 0 178 198" svg:d="m0 5h46v30h2c8-17 26-35 60-35 51 0 70 37 70 76v122h-49v-99c0-21-2-57-36-57s-44 25-44 50v106h-49z">
            <text:p/>
          </draw:path>
          <draw:path draw:style-name="gr3" draw:text-style-name="P3" svg:width="0.174cm" svg:height="0.202cm" svg:x="13.361cm" svg:y="21.703cm" svg:viewBox="0 0 175 203" svg:d="m141 64c-12-13-25-22-37-22-35 0-56 29-56 59s21 56 56 56c14 0 28-5 39-16l32 34c-22 19-53 28-71 28-58 0-104-42-104-102s46-101 104-101c25 0 51 9 71 28z">
            <text:p/>
          </draw:path>
          <draw:path draw:style-name="gr3" draw:text-style-name="P3"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4cm" svg:y="21.038cm" svg:viewBox="0 0 205 506" svg:d="m205 97c-2-30-6-60-11-88l-2-9-7 7c-21 19-42 41-62 65-102 131-123 305-123 415v3h4c7 2 12 4 19 6s12 5 19 7l2 3 4-3c91-71 158-242 157-406z">
                  <text:p/>
                </draw:path>
                <draw:path draw:style-name="gr5" draw:text-style-name="P3" svg:width="0.153cm" svg:height="0.523cm" svg:x="14.633cm" svg:y="21.004cm" svg:viewBox="0 0 154 524" svg:d="m35 7-5-7-4 9c-10 26-19 56-26 86-3 163-1 341 74 425l2 4 3-2c7-2 13-2 20-3s12-2 21-2h2l3-2c51-106 34-286-42-432-14-27-30-53-48-76z">
                  <text:p/>
                </draw:path>
                <draw:path draw:style-name="gr5" draw:text-style-name="P3" svg:width="0.313cm" svg:height="0.451cm" svg:x="14.342cm" svg:y="21.126cm" svg:viewBox="0 0 314 452" svg:d="m85 51c-25-17-51-33-76-47l-9-4 2 9c2 30 7 60 14 90 44 160 152 307 257 349l2 4 4-4c5-5 10-9 14-12s12-9 17-11l4-2v-3c0-115-97-270-229-369z">
                  <text:p/>
                </draw:path>
                <draw:path draw:style-name="gr5" draw:text-style-name="P3" svg:width="0.47cm" svg:height="0.282cm" svg:x="14.105cm" svg:y="21.378cm" svg:viewBox="0 0 471 283" svg:d="m58 81c110 124 270 210 387 201h1l2-3c2-6 5-11 9-16s7-14 10-18l4-3-2-2c-53-104-208-201-370-231-32-5-62-9-90-9h-9l5 7c14 25 32 49 53 74z">
                  <text:p/>
                </draw:path>
                <draw:path draw:style-name="gr5" draw:text-style-name="P3" svg:width="0.53cm" svg:height="0.141cm" svg:x="14.003cm" svg:y="21.657cm" svg:viewBox="0 0 531 142" svg:d="m526 102 1-1v-4c0-7 0-12 0-18s2-14 4-21v-3l-4-2c-93-54-275-61-434-46-29 9-58 19-82 34l-11 3 9 5c25 16 51 30 81 41 153 65 335 71 436 12z">
                  <text:p/>
                </draw:path>
                <draw:path draw:style-name="gr5" draw:text-style-name="P3" svg:width="0.498cm" svg:height="0.227cm" svg:x="14.058cm" svg:y="21.821cm" svg:viewBox="0 0 499 228" svg:d="m496 46 3-4-3-1c-4-6-6-11-9-18s-5-12-7-19v-2l-4-2c-114 0-287 41-409 150-25 21-44 44-62 65l-5 9h9c28 4 58 5 92 4 164-11 331-87 395-182z">
                  <text:p/>
                </draw:path>
                <draw:path draw:style-name="gr5" draw:text-style-name="P3" svg:width="0.368cm" svg:height="0.408cm" svg:x="14.262cm" svg:y="21.923cm" svg:viewBox="0 0 369 409" svg:d="m347 16c-5-4-8-9-14-14l-1-2h-4c-113 30-240 162-302 316-10 28-19 56-24 83l-2 10 9-3c28-9 55-21 83-37 144-83 259-224 273-335l4-4-6-2c-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
      <text:p text:style-name="P10"/>
      <text:p text:style-name="P11"/>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6">1. <text:s text:c="2"/>Quality Assessment Service<text:tab/> <text:a xlink:type="simple" xlink:href="#1.Quality Assessment Service|outline" text:style-name="Default" text:visited-style-name="Default">4</text:a></text:p>
          <text:p text:style-name="P16">2. <text:s text:c="2"/>Functionality<text:tab/> <text:a xlink:type="simple" xlink:href="#2.Functionality|outline" text:style-name="Default" text:visited-style-name="Default">4</text:a></text:p>
          <text:p text:style-name="P17">2.1. <text:s text:c="2"/>XQueries repository<text:tab/><text:a xlink:type="simple" xlink:href="#2.1.XQueries repository|outline" text:style-name="Default" text:visited-style-name="Default">4</text:a></text:p>
          <text:p text:style-name="P18">2.1.1. <text:s text:c="2"/>Browse XQueries<text:tab/><text:a xlink:type="simple" xlink:href="#2.1.1.Browse XQueries|outline" text:style-name="Default" text:visited-style-name="Default">5</text:a></text:p>
          <text:p text:style-name="P18">2.1.2. <text:s text:c="2"/>View XML Schema XQueries<text:tab/><text:a xlink:type="simple" xlink:href="#2.1.2.View XML Schema XQueries|outline" text:style-name="Default" text:visited-style-name="Default">5</text:a></text:p>
          <text:p text:style-name="P17">2.2. <text:s text:c="2"/>XQuery sandbox<text:tab/><text:a xlink:type="simple" xlink:href="#2.2.XQuery sandbox|outline" text:style-name="Default" text:visited-style-name="Default">6</text:a></text:p>
          <text:p text:style-name="P16">3. <text:s text:c="2"/>Administrators functionality<text:tab/> <text:a xlink:type="simple" xlink:href="#3.Administrators functionality|outline" text:style-name="Default" text:visited-style-name="Default">7</text:a></text:p>
          <text:p text:style-name="P17">3.1. <text:s text:c="2"/>Create new XQueries<text:tab/><text:a xlink:type="simple" xlink:href="#3.1.Create new XQueries|outline" text:style-name="Default" text:visited-style-name="Default">8</text:a></text:p>
          <text:p text:style-name="P18">3.1.1. <text:s text:c="2"/>Generating machine readable feedback with XQuery<text:tab/><text:a xlink:type="simple" xlink:href="#3.1.1.Generating machine readable feedback with XQuery|outline" text:style-name="Default" text:visited-style-name="Default">11</text:a></text:p>
          <text:p text:style-name="P18">3.1.2. <text:s text:c="2"/>XQuery References<text:tab/><text:a xlink:type="simple" xlink:href="#3.1.2.XQuery References|outline" text:style-name="Default" text:visited-style-name="Default">13</text:a></text:p>
          <text:p text:style-name="P17">3.2. <text:s text:c="2"/>Add new XQueries to repository and edit properties<text:tab/><text:a xlink:type="simple" xlink:href="#3.2.Add new XQueries to repository and edit properties|outline" text:style-name="Default" text:visited-style-name="Default">14</text:a></text:p>
          <text:p text:style-name="P17">3.3. <text:s text:c="2"/>Add XML Schema validation into QA package<text:tab/><text:a xlink:type="simple" xlink:href="#3.3.Add XML Schema validation into QA package|outline" text:style-name="Default" text:visited-style-name="Default">14</text:a></text:p>
          <text:p text:style-name="P17">3.4. <text:s text:c="2"/>XQuery sandbox advanced functions<text:tab/><text:a xlink:type="simple" xlink:href="#3.4.XQuery sandbox advanced functions|outline" text:style-name="Default" text:visited-style-name="Default">14</text:a></text:p>
          <text:p text:style-name="P17">3.5. <text:s text:c="2"/>Work-queue system management<text:tab/><text:a xlink:type="simple" xlink:href="#3.5.Work-queue system management|outline" text:style-name="Default" text:visited-style-name="Default">15</text:a></text:p>
          <text:p text:style-name="P16">4. <text:s text:c="2"/>External system features<text:tab/> <text:a xlink:type="simple" xlink:href="#4.External system features|outline" text:style-name="Default" text:visited-style-name="Default">17</text:a></text:p>
          <text:p text:style-name="P17">4.1. <text:s text:c="2"/>Validate XML against schema<text:tab/><text:a xlink:type="simple" xlink:href="#4.1.Validate XML against schema|outline" text:style-name="Default" text:visited-style-name="Default">17</text:a></text:p>
          <text:p text:style-name="P17">4.2. <text:s text:c="2"/>Validate delivered XML file <text:tab/><text:a xlink:type="simple" xlink:href="#4.2.Validate delivered XML file |outline" text:style-name="Default" text:visited-style-name="Default">17</text:a></text:p>
          <text:p text:style-name="P17">4.3. <text:s text:c="2"/>Analyze XML files<text:tab/><text:a xlink:type="simple" xlink:href="#4.3.Analyze XML files|outline" text:style-name="Default" text:visited-style-name="Default">18</text:a></text:p>
          <text:p text:style-name="P17">4.4. <text:s text:c="2"/>Analyze<text:tab/><text:a xlink:type="simple" xlink:href="#4.4.Analyze|outline" text:style-name="Default" text:visited-style-name="Default">19</text:a></text:p>
          <text:p text:style-name="P17">4.5. <text:s text:c="2"/>Get results from batch job<text:tab/><text:a xlink:type="simple" xlink:href="#4.5.Get results from batch job|outline" text:style-name="Default" text:visited-style-name="Default">20</text:a></text:p>
          <text:p text:style-name="P17">4.6. <text:s text:c="2"/>List available QA rules<text:tab/><text:a xlink:type="simple" xlink:href="#4.6.List available QA rules|outline" text:style-name="Default" text:visited-style-name="Default">21</text:a></text:p>
          <text:p text:style-name="P17">4.7. <text:s text:c="2"/>List available QA scripts<text:tab/><text:a xlink:type="simple" xlink:href="#4.7.List available QA scripts|outline" text:style-name="Default" text:visited-style-name="Default">22</text:a></text:p>
          <text:p text:style-name="P17">4.8. <text:s text:c="2"/>Run QA script<text:tab/><text:a xlink:type="simple" xlink:href="#4.8.Run QA script|outline" text:style-name="Default" text:visited-style-name="Default">22</text:a></text:p>
        </text:index-body>
      </text:table-of-content>
      <text:h text:style-name="P9"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HTML format. There are some administrative web pages for managing the service and allowing to define new quality scripts. The following functionality will be described in the next chapters:</text:p>
      <text:list text:style-name="WW8Num50">
        <text:list-item>
          <text:p text:style-name="P21">Queries Repository - web-based database for storing XQuery scripts.</text:p>
        </text:list-item>
        <text:list-item>
          <text:p text:style-name="P21">XQuery and QA sandbox – web-page for testing, developing and storing QA rules.</text:p>
        </text:list-item>
        <text:list-item>
          <text:p text:style-name="P21">Work-queue administration - web-page for monitoring QA jobs and deleting the unfinished jobs from the server.</text:p>
        </text:list-item>
        <text:list-item>
          <text:p text:style-name="P21">Host management – storing credentials for a known host for converting password-protected files</text:p>
        </text:list-item>
        <text:list-item>
          <text:p text:style-name="P21">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its attributes. XQuery scripts are used for making quality checks with delivered XML files. Viewing the repository functionality is available for all users. One script file is dedicated to check the quality of one type of XML file. It means that the script files are identified by XML Schemas or DOCTYPES. For simplification both the XML Schema and the doctype are called as XML Schema in the following chapters. One XML Schema can have several <text:soft-page-break/>scripts. In the context of the Data Dictionary, each dataset and each dataset table have their own XML Schemas. So we can say that one dataflow can have several quality checking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Text_20_body"/>
      <text:p text:style-name="Text_20_body"><draw:frame draw:style-name="fr4" draw:name="Frame1" text:anchor-type="as-char" svg:width="15.245cm" draw:z-index="5"><draw:text-box fo:min-height="7.022cm"><text:p text:style-name="Illustration"><draw:frame draw:style-name="fr5" draw:name="graphics15" text:anchor-type="paragraph" svg:x="0.004cm" svg:y="0.002cm" svg:width="15.245cm" style:rel-width="100%" svg:height="7.022cm" style:rel-height="scale" draw:z-index="6"><draw:image xlink:href="Pictures/200000070000520C000025CC2C012BD0.wmf" xlink:type="simple" xlink:show="embed" xlink:actuate="onLoad"/></draw:frame>Illustration <text:sequence text:ref-name="refIllustration0" text:name="Illustration" text:formula="ooow:Illustration+1" style:num-format="1">1</text:sequence>: XQuery repository screenshot</text:p></draw:text-box></draw:frame></text:p>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text:soft-page-break/><draw:frame draw:style-name="fr4" draw:name="Frame2" text:anchor-type="as-char" svg:width="15.238cm" draw:z-index="7"><draw:text-box fo:min-height="7.818cm"><text:p text:style-name="Illustration"><draw:frame draw:style-name="fr5" draw:name="graphics16" text:anchor-type="paragraph" svg:x="0.004cm" svg:y="0.002cm" svg:width="15.238cm" style:rel-width="100%" svg:height="7.818cm" style:rel-height="scale" draw:z-index="8"><draw:image xlink:href="Pictures/200000070000556F00002BD54E261FCC.wmf" xlink:type="simple" xlink:show="embed" xlink:actuate="onLoad"/></draw:frame>Illustration <text:sequence text:ref-name="refIllustration1" text:name="Illustration" text:formula="ooow:Illustration+1" style:num-format="1">2</text:sequence>: XML Schema XQueries screen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Text_20_body"><text:soft-page-break/><draw:frame draw:style-name="fr4" draw:name="Frame3" text:anchor-type="as-char" svg:width="15.238cm" draw:z-index="9"><draw:text-box fo:min-height="8.331cm"><text:p text:style-name="Illustration"><draw:frame draw:style-name="fr5" draw:name="graphics17" text:anchor-type="paragraph" svg:x="0.004cm" svg:y="0.002cm" svg:width="15.238cm" style:rel-width="100%" svg:height="8.331cm" style:rel-height="scale" draw:z-index="10"><draw:image xlink:href="Pictures/200000070000562D00002F1D46F378DE.wmf" xlink:type="simple" xlink:show="embed" xlink:actuate="onLoad"/></draw:frame>Illustration <text:sequence text:ref-name="refIllustration2" text:name="Illustration" text:formula="ooow:Illustration+1" style:num-format="1">3</text:sequence>: XQuery sandbox screenshot</text:p></draw:text-box></draw:frame></text:p>
      <text:h text:style-name="Heading_20_1" text:outline-level="1">Administrators functionality</text:h>
      <text:p text:style-name="Text_20_body">Quality Assessment Service uses 2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text:soft-page-break/>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s,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http://www.xmlspy.com/features_xquery.html). XQueries can be edited also in the XQuery sandbox that is a huge text area on a web page. But for longer scripts it might not be good enough.</text:p>
      <text:p text:style-name="P12">NB! The only limitation for the XQuery scripts is that they have to have an external variable $source_url defined that is the source url of the XML document that is analysed.</text:p>
      <text:p text:style-name="Text_20_body"/>
      <text:p text:style-name="Text_20_body">Each QA rule can be written into different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suppli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Text_20_body">There is also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p text:style-name="XML_20_Listing"><text:s text:c="2"/>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text:soft-page-break/>(: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r&gt;&lt;/b&gt;</text:span></text:p>
      <text:p text:style-name="XML_20_Listing">}</text:p>
      <text:p text:style-name="XML_20_Listing">;</text:p>
      <text:p text:style-name="XML_20_Listing">(:===================================================================:)</text:p>
      <text:p text:style-name="XML_20_Listing">(: Rule 1.b :)</text:p>
      <text:p text:style-name="XML_20_Listing">(: Goes throug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r&gt;&lt;/b&gt;</text:p>
      <text:p text:style-name="XML_20_Listing">}</text:p>
      <text:p text:style-name="XML_20_Listing">;</text:p>
      <text:p text:style-name="XML_20_Listing">(:===================================================================:)</text:p>
      <text:p text:style-name="XML_20_Listing">(: Rule 1.c :)</text:p>
      <text:p text:style-name="XML_20_Listing">(: Goes throug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oft-page-break/><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 result is empty<text:tab/>:)</text:p>
      <text:p text:style-name="XML_20_Listing">(: It means that there are no duplicate EWN codes:)(:===================================================================:)</text:p>
      <text:p text:style-name="XML_20_Listing"><text:tab/><text:tab/><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10"/>&lt;span&gt;</text:p>
      <text:p text:style-name="XML_20_Listing"><text:tab/> <text:s text:c="3"/>&lt;h2&gt;1. OK&lt;/h2&gt;</text:p>
      <text:p text:style-name="XML_20_Listing"><text:s text:c="12"/>&lt;div&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div&gt;</text:p>
      <text:p text:style-name="XML_20_Listing"><text:s text:c="12"/>&lt;br/&gt;</text:p>
      <text:p text:style-name="XML_20_Listing"><text:s text:c="12"/>&lt;div&gt;The test was passed successfully. There are no duplicate EWN-Codes.&lt;/div&gt;</text:p>
      <text:p text:style-name="XML_20_Listing"><text:s text:c="10"/><text:span text:style-name="T6">&lt;/span&gt;</text:span></text:p>
      <text:p text:style-name="XML_20_Listing"><text:tab/>else </text:p>
      <text:p text:style-name="XML_20_Listing"><text:tab/> <text:s/>&lt;span&gt;</text:p>
      <text:p text:style-name="XML_20_Listing"><text:span text:style-name="T6"><text:tab/> <text:s text:c="3"/>&lt;h2&gt;1. </text:span>Bad values&lt;/h2&gt;</text:p>
      <text:p text:style-name="XML_20_Listing"><text:tab/> <text:s text:c="3"/>&lt;div&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3"/>&lt;/div&gt;</text:p>
      <text:p text:style-name="XML_20_Listing"><text:s text:c="13"/>&lt;br/&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oft-page-break/><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span&gt; <text:s text:c="13"/></text:p>
      <text:p text:style-name="XML_20_Listing"><text:s text:c="13"/>}</text:p>
      <text:p text:style-name="XML_20_Listing"><text:tab/> <text:s/>&lt;/span&gt;</text:p>
      <text:p text:style-name="XML_20_Listing">};</text:p>
      <text:p text:style-name="XML_20_Listing"/>
      <text:p text:style-name="XML_20_Listing"/>
      <text:p text:style-name="XML_20_Listing"/>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html&gt;</text:p>
      <text:p text:style-name="XML_20_Listing"><text:s text:c="5"/>&lt;body&gt;</text:p>
      <text:p text:style-name="XML_20_Listing"><text:s text:c="7"/>&lt;h2&gt;The following 3 quality checks were made against this file.&lt;/h2&gt;</text:p>
      <text:p text:style-name="XML_20_Listing"><text:s text:c="6"/>{local:getEWNCodeResult($url)}</text:p>
      <text:p text:style-name="XML_20_Listing"/>
      <text:p text:style-name="XML_20_Listing"><text:s text:c="5"/>&lt;/body&gt;</text:p>
      <text:p text:style-name="XML_20_Listing"><text:s text:c="3"/>&lt;/html&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h text:style-name="Heading_20_3" text:outline-level="3">Generating machine readable feedback with XQuery</text:h>
      <text:p text:style-name="Text_20_body">The previous chapter described how to create human readable feedback items in HTML format with XQuery. This chapter will give an example of how to grab the errors automatically from the feedback items and still make it possible for the users to see the information as an 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1">
        <text:list-item>
          <text:p text:style-name="P37">element, which will contain the value of name() function for the XML element that contains the error. </text:p>
        </text:list-item>
        <text:list-item>
          <text:p text:style-name="P37">key, which will contain the primary key of the record that has an error. For e.g. the habitat type factsheet, it is the biogeographical region code (ATL, CON, MBAL etc.). If the primary key is a combination of more than one field, then you must <text:soft-page-break/>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6">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3">&lt;div&gt;The following red coloured values are wrong: &lt;/div&gt;</text:p>
      <text:p text:style-name="P13">&lt;table border="1" <text:span text:style-name="T7">error</text:span>="These values are wrong"&gt;</text:p>
      <text:p text:style-name="P13"><text:s text:c="2"/>&lt;tr&gt;</text:p>
      <text:p text:style-name="P13"><text:s text:c="4"/>&lt;th&gt;EoI station code&lt;/th&gt;</text:p>
      <text:p text:style-name="P13"><text:s text:c="4"/>&lt;th&gt;Local station code&lt;/th&gt;</text:p>
      <text:p text:style-name="P13"><text:s text:c="4"/>&lt;th&gt;Type of station O3&lt;/th&gt;</text:p>
      <text:p text:style-name="P13"><text:s text:c="4"/>&lt;th&gt;Type of station EoI&lt;/th&gt;</text:p>
      <text:p text:style-name="P13"><text:s text:c="4"/>&lt;th&gt;Type of area EoI&lt;/th&gt;</text:p>
      <text:p text:style-name="P13"><text:s text:c="2"/>&lt;/tr&gt;</text:p>
      <text:p text:style-name="P13"><text:s text:c="2"/>&lt;tr align="left" <text:span text:style-name="T8">key</text:span>="LI0001A"&gt;</text:p>
      <text:p text:style-name="P13"><text:s text:c="4"/>&lt;td&gt;</text:p>
      <text:p text:style-name="P13"><text:s text:c="6"/>&lt;b&gt;LI0001A&lt;/b&gt;</text:p>
      <text:p text:style-name="P13"><text:s text:c="4"/>&lt;/td&gt;</text:p>
      <text:p text:style-name="P13"><text:s text:c="4"/>&lt;td&gt;VAD&lt;/td&gt;</text:p>
      <text:p text:style-name="P13"><text:s text:c="4"/>&lt;td&gt;</text:p>
      <text:p text:style-name="P13"><text:s text:c="6"/>&lt;div&gt;R&lt;/div&gt;</text:p>
      <text:p text:style-name="P13"><text:s text:c="4"/>&lt;/td&gt;</text:p>
      <text:p text:style-name="P13"><text:s text:c="4"/>&lt;td<text:span text:style-name="T12"> </text:span><text:span text:style-name="T13">element</text:span><text:span text:style-name="T12">="dd208:Station_type_EoI" style="color:red"&gt;</text:span><text:span text:style-name="T14">Traffic</text:span><text:span text:style-name="T12">&lt;/td&gt;</text:span></text:p>
      <text:p text:style-name="P13"><text:s text:c="4"/>&lt;td<text:span text:style-name="T12"> </text:span><text:span text:style-name="T13">element</text:span><text:span text:style-name="T12">="dd208:Area_type_EoI" style="color:red"&gt;</text:span><text:span text:style-name="T14">Rural</text:span><text:span text:style-name="T12">&lt;/td&gt;</text:span></text:p>
      <text:p text:style-name="P13"><text:s/>&lt;/tr&gt;</text:p>
      <text:p text:style-name="P14">&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3">&lt;div&gt;The following values are not listed in the stations list: &lt;/div&gt;</text:p>
      <text:p text:style-name="P13"><text:s text:c="8"/>&lt;table border="1" <text:span text:style-name="T7">error</text:span>="not listed in the stations list"&gt;</text:p>
      <text:p text:style-name="P13"><text:s text:c="10"/>&lt;tr&gt;</text:p>
      <text:p text:style-name="P13"><text:s text:c="12"/>&lt;th&gt;EoI station code&lt;/th&gt;</text:p>
      <text:p text:style-name="P13"><text:s text:c="12"/>&lt;th&gt;Local station code&lt;/th&gt;</text:p>
      <text:p text:style-name="P13"><text:s text:c="10"/>&lt;/tr&gt;</text:p>
      <text:p text:style-name="P13"><text:s text:c="10"/>&lt;tr align="right" <text:span text:style-name="T7">key</text:span>="41B011"&gt;</text:p>
      <text:p text:style-name="P13"><text:s text:c="12"/>&lt;td style="color:red"&gt;</text:p>
      <text:p text:style-name="P13"><text:s text:c="14"/>&lt;b <text:span text:style-name="T7">element</text:span>="dd208:EoI_station_code"&gt;<text:span text:style-name="T9">41B011</text:span>&lt;/b&gt;</text:p>
      <text:p text:style-name="P13"><text:s text:c="12"/>&lt;/td&gt;</text:p>
      <text:p text:style-name="P13"><text:s text:c="12"/>&lt;td <text:span text:style-name="T7">element</text:span>="dd208:Local_station_code"&gt;<text:span text:style-name="T9">Dardanelles</text:span>&lt;/td&gt;</text:p>
      <text:p text:style-name="P14"><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text:soft-page-break/></text:p>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h text:style-name="Heading_20_3" text:outline-level="3">XQuery References</text:h>
      <text:p text:style-name="Text_20_body">This chapter contains references to specifications, tutorials and other sources that may give some help for creating XQueries for QA service. </text:p>
      <text:p text:style-name="Heading_20_8">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0"> - </text:span>XQuery 1.0 and XPath 2.0 Functions and Operators</text:p>
      <text:p text:style-name="List_20_Indent"><text:a xlink:type="simple" xlink:href="http://www.w3.org/TR/xpath-datamodel/"><text:span text:style-name="Internet_20_link">http://www.w3.org/TR/xpath-datamodel/</text:span></text:a><text:span text:style-name="T10">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0"> - </text:span>XSLT 2.0 and XQuery 1.0 Serialization<text:span text:style-name="T10"> </text:span></text:p>
      <text:p text:style-name="List_20_Indent"><text:a xlink:type="simple" xlink:href="http://www.w3.org/TR/xquery-use-cases/"><text:span text:style-name="Internet_20_link">http://www.w3.org/TR/xquery-use-cases/</text:span></text:a><text:span text:style-name="T10"> - </text:span>XML Query Use Cases</text:p>
      <text:p text:style-name="List_20_Indent"><text:a xlink:type="simple" xlink:href="http://www.w3.org/TR/xquery-requirements/"><text:span text:style-name="Internet_20_link">http://www.w3.org/TR/xquery-requirements/</text:span></text:a><text:span text:style-name="T10">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1">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text:h text:style-name="Heading_20_2" text:outline-level="2"><text:soft-page-break/>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Frame4" text:anchor-type="as-char" svg:width="15.242cm" draw:z-index="11"><draw:text-box fo:min-height="7.708cm"><text:p text:style-name="Illustration"><draw:frame draw:style-name="fr5" draw:name="graphics18" text:anchor-type="paragraph" svg:x="0.004cm" svg:y="0.002cm" svg:width="15.242cm" style:rel-width="100%" svg:height="7.708cm" style:rel-height="scale" draw:z-index="12"><draw:image xlink:href="Pictures/20000007000052420000299CC26940AF.wmf" xlink:type="simple" xlink:show="embed" xlink:actuate="onLoad"/></draw:frame>Illustration <text:sequence text:ref-name="refIllustration3" text:name="Illustration" text:formula="ooow:Illustration+1" style:num-format="1">4</text:sequence>: XQuery adding screen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text:soft-page-break/>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13"><draw:text-box fo:min-height="8.599cm"><text:p text:style-name="Illustration"><draw:frame draw:style-name="fr5" draw:name="graphics19" text:anchor-type="paragraph" svg:x="0.004cm" svg:y="0.002cm" svg:width="15.242cm" style:rel-width="100%" svg:height="8.599cm" style:rel-height="scale" draw:z-index="14"><draw:image xlink:href="Pictures/20000007000056B4000030EAD8DCE7D9.wmf" xlink:type="simple" xlink:show="embed" xlink:actuate="onLoad"/></draw:frame>Illustration <text:sequence text:ref-name="refIllustration4" text:name="Illustration" text:formula="ooow:Illustration+1" style:num-format="1">5</text:sequence>: Advanced XQuery sandbox screen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39">Job ID – unique job identifier. The clients use this id for requesting the result file</text:p>
        </text:list-item>
        <text:list-item>
          <text:p text:style-name="P39">Document URL – the URL of the source XML file given as a parameter to QA service</text:p>
        </text:list-item>
        <text:list-item>
          <text:p text:style-name="P39"><text:soft-page-break/>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39">Job result – link to the result file, if it is available. The result file can contain the error message, if any errors occurred.</text:p>
        </text:list-item>
        <text:list-item>
          <text:p text:style-name="P39">Status – status field can have the following values:</text:p>
        </text:list-item>
      </text:list>
      <text:list text:style-name="L2">
        <text:list-item>
          <text:list>
            <text:list-item>
              <text:p text:style-name="P27">JOB_RECEIVED - <text:s/>the client has sent the new job into system</text:p>
            </text:list-item>
            <text:list-item>
              <text:p text:style-name="P27">DOWNLOADING SOURCE – the system downloads the source file and saves it temporarily</text:p>
            </text:list-item>
            <text:list-item>
              <text:p text:style-name="P27">PROCESSING – the system processes the job, the result is not available yet.</text:p>
            </text:list-item>
            <text:list-item>
              <text:p text:style-name="P27">READY – the job is done, but not requested by the client</text:p>
            </text:list-item>
            <text:list-item>
              <text:p text:style-name="P27">FATAL_ERROR – a fatal error occurred during the processing. The error message can be found from the result file</text:p>
            </text:list-item>
            <text:list-item>
              <text:p text:style-name="P27">RECOVERABLE ERROR – the result is still available</text:p>
            </text:list-item>
            <text:list-item>
              <text:p text:style-name="P27">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5"><draw:text-box fo:min-height="9.816cm"><text:p text:style-name="Illustration"><draw:frame draw:style-name="fr5" draw:name="graphics20" text:anchor-type="paragraph" svg:x="0.004cm" svg:y="0.002cm" svg:width="15.228cm" style:rel-width="100%" svg:height="9.816cm" style:rel-height="scale" draw:z-index="16"><draw:image xlink:href="Pictures/200000070000667A000042101B461883.wmf" xlink:type="simple" xlink:show="embed" xlink:actuate="onLoad"/></draw:frame>Illustration <text:sequence text:ref-name="refIllustration5" text:name="Illustration" text:formula="ooow:Illustration+1" style:num-format="1">6</text:sequence>: Work-queue jobs management screenshot</text:p></draw:text-box></draw:frame></text:p>
      <text:h text:style-name="Heading_20_1" text:outline-level="1"><text:bookmark-start text:name="_Ref119212203"/><text:soft-page-break/>External system <text:bookmark-end text:name="_Ref119212203"/>features</text:h>
      <text:p text:style-name="Text_20_body">The <text:span text:style-name="T17">QA Service</text:span> has been designed to be used also by external applications. These client applications may perform the following operations on <text:span text:style-name="T17">the QA Service</text:span>:</text:p>
      <text:list text:style-name="WW8Num21">
        <text:list-item>
          <text:p text:style-name="P34">Validate delivered XML file</text:p>
        </text:list-item>
      </text:list>
      <text:list text:style-name="WW8Num6">
        <text:list-item>
          <text:p text:style-name="P35">Create QA jobs in batch</text:p>
        </text:list-item>
      </text:list>
      <text:list text:style-name="WW8Num21">
        <text:list-item text:start-value="1">
          <text:p text:style-name="P34">Retreive jobs results</text:p>
        </text:list-item>
      </text:list>
      <text:p text:style-name="Text_20_body">In order to invoke these operations, the location of the <text:span text:style-name="T17">QA Service</text:span> XML RPC Router must be known. By default this is set to: http://&lt;&lt;web_root&gt;&gt;/RpcRouter </text:p>
      <text:p text:style-name="Text_20_body">To make use of the <text:span text:style-name="T17">QA Service</text:span> XML 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Text_20_body"><text:span text:style-name="T15"/></text:p>
      <text:h text:style-name="Heading_20_2" text:outline-level="2">Validate XML against schema</text:h>
      <text:p text:style-name="Text_20_body">Service name:<text:tab/><text:tab/>ValidationService</text:p>
      <text:p text:style-name="Text_20_body">Name: <text:tab/><text:tab/><text:tab/>validateSchema( 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validate method can be used. The parameters are the URL of the source XML file to be validated and the URL of XML Schema.The return value contains validation result in HTML format. If validation passed successfully, then the string starts with “OK –“</text:p>
      <text:p text:style-name="Text_20_body"/>
      <text:p text:style-name="Text_20_body">Example: validateSchema(“http://roddev.eionet.eu.int/waterdemo/water_measurements.xml ”, ”http://roddev.eionet.eu.int/waterdemo/water_measurements.xsd” ) returns a string with the following content:</text:p>
      <text:p text:style-name="Text_20_body">“OK - XML Schema validation passed without errors.”</text:p>
      <text:h text:style-name="Heading_20_2" text:outline-level="2"><text:soft-page-break/>Validate delivered XML file </text:h>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4">Method parameters:</text:span><text:line-break/><text:span text:style-name="T15">xml_url <text:s text:c="3"/></text:span><text:s text:c="5"/>string – URL of the XML file to be validated.</text:p>
      <text:p text:style-name="Standard"><text:span text:style-name="T4">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int/GetSchema?id=TBL2551“ or xsi:schemaLocation=http://dd.eionet.eu.int/namespace.jsp?ns_id=8 http://dd.eionet.eu.int/GetSchema?id=TBL2551. The parameter is the URL of the source XML file to be validated. The return value contains validation result in HTML format. If validation passed successfully, then the string starts with “OK –“</text:p>
      <text:p text:style-name="Text_20_body"/>
      <text:p text:style-name="Text_20_body">Example: validate (“http://roddev.eionet.eu.int/waterdemo/water_measurements.xml ”) returns a string with the following content:</text:p>
      <text:p text:style-name="Text_20_body">“OK - XML Schema validation passed without errors.”</text:p>
      <text:h text:style-name="Heading_20_2" text:outline-level="2">Analyze XML files</text:h>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zing several XML files with QA methods</text:p>
      <text:p text:style-name="Text_20_body">Detailed description: <text:s/>. The client usually doesn’t know what is the technology used for QA. The method is using scripts defined in the XQuery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ext:soft-page-break/>The parameter contains the STRUCT, where keys are XML schemas of the files to be analyz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IDs and source file URLs.</text:p>
      <text:p text:style-name="Text_20_body"/>
      <text:p text:style-name="Text_20_body">Example: analyzeXMLFiles({“http://dd.eionet.eu.int/GetSchema?id=TBL2551”:[‘ http://cdr-ewn.eionet.eu.int/bg/eea/envqarhpw/BG_bodies.xml’, ‘http://cdr-ewn.eionet.eu.int/li/eea/ewn3/envqarohw/LI_bodies.xml’]} returns an array with the following content:</text:p>
      <text:p text:style-name="XML_20_Listing">[[‘345’,’ http://cdr-ewn.eionet.eu.int/bg/eea/envqarhpw/BG_bodies.xml’], [‘346’,’http://cdr-ewn.eionet.eu.int/bg/eea/envqarhpw/BG_bodies.xml’],[‘347’, ‘http://cdr-ewn.eionet.eu.int/li/eea/ewn3/envqarohw/LI_bodies.xml’],[‘348’,’ http://cdr-ewn.eionet.eu.int/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h text:style-name="Heading_20_2" text:outline-level="2">Analyze</text:h>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zing an XML files with given XQuery script.</text:p>
      <text:p text:style-name="Text_20_body">Detailed description: <text:s/>. 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zed</text:p>
      <text:p text:style-name="Text_20_body">and the source of XQuery script. The method returns the ID of the job, put into the work-queue system.</text:p>
      <text:p text:style-name="Text_20_body"/>
      <text:p text:style-name="Text_20_body">Example: </text:p>
      <text:p text:style-name="Example"><text:span text:style-name="Example">Sum_Emissions.xql:</text:span></text:p>
      <text:p text:style-name="Example"><text:span text:style-name="Example">define variable $source_url as xs:string external</text:span></text:p>
      <text:p text:style-name="Example"><text:span text:style-name="Example"/></text:p>
      <text:p text:style-name="Example"><text:soft-page-break/><text:span text:style-name="Example">declare namespace local="http://localhost/GDEM"</text:span></text:p>
      <text:p text:style-name="Example"><text:span text:style-name="Example"/></text:p>
      <text:p text:style-name="Example"><text:span text:style-name="Example">define function local:sumEmission($emiss as element()*) as xs:decimal</text:span></text:p>
      <text:p text:style-name="Example"><text:span text:style-name="Example">{</text:span></text:p>
      <text:p text:style-name="Example"><text:span text:style-name="Example"><text:s text:c="3"/>for $d in distinct-values($emiss/PollutantName)</text:span></text:p>
      <text:p text:style-name="Example"><text:span text:style-name="Example"><text:tab/><text:tab/>let $e := $emiss[PollutantName = $d]</text:span></text:p>
      <text:p text:style-name="Example"><text:span text:style-name="Example"><text:tab/> <text:s/>return<text:tab/>sum($e/EmissionValue)</text:span></text:p>
      <text:p text:style-name="Example"><text:span text:style-name="Example">}</text:span></text:p>
      <text:p text:style-name="Example"><text:span text:style-name="Example"/></text:p>
      <text:p text:style-name="Example"><text:span text:style-name="Example">define function local:proceed ($url as xs:string) </text:span></text:p>
      <text:p text:style-name="Example"><text:span text:style-name="Example">{</text:span></text:p>
      <text:p text:style-name="Example"><text:span text:style-name="Example"><text:tab/>for $pn in distinct-values(doc($url)//report/Facility/Emission/PollutantName)</text:span></text:p>
      <text:p text:style-name="Example"><text:span text:style-name="Example"><text:tab/>order by $pn</text:span></text:p>
      <text:p text:style-name="Example"><text:span text:style-name="Example"><text:tab/><text:tab/>return &lt;tr&gt;&lt;td&gt;{$pn}&lt;/td&gt;&lt;td align="right"&gt;{local:sumEmission(doc($url)//report/Facility/Emission[PollutantName = $pn])}&lt;/td&gt;&lt;/tr&gt;</text:span></text:p>
      <text:p text:style-name="Example"><text:span text:style-name="Example">}</text:span></text:p>
      <text:p text:style-name="Text_20_body"/>
      <text:p text:style-name="XML_20_Listing">&lt;html&gt;</text:p>
      <text:p text:style-name="XML_20_Listing"><text:tab/>&lt;body&gt;</text:p>
      <text:p text:style-name="XML_20_Listing"><text:tab/><text:tab/>&lt;table border="1"&gt;</text:p>
      <text:p text:style-name="XML_20_Listing"><text:tab/><text:tab/>&lt;tr&gt;&lt;th&gt;Substance&lt;/th&gt;&lt;th align="right"&gt;Sum of Emission Values&lt;/th&gt;&lt;/tr&gt;</text:p>
      <text:p text:style-name="XML_20_Listing"><text:tab/><text:tab/>{local:proceed($source_url)}</text:p>
      <text:p text:style-name="XML_20_Listing"><text:tab/><text:tab/>&lt;/table&gt;</text:p>
      <text:p text:style-name="XML_20_Listing"><text:s text:c="2"/>&lt;/body&gt;</text:p>
      <text:p text:style-name="XML_20_Listing">&lt;/html&gt;</text:p>
      <text:p text:style-name="Text_20_body">You can the call the analyze method as analyze(http://roddev.eionet.eu.int/waterdemo/water_measurements.xml, &lt;Content of Sum_Emissions.xql&gt;) and it returns the job ID as follows:</text:p>
      <text:p text:style-name="Text_20_body">‘345’</text:p>
      <text:h text:style-name="Heading_20_2" text:outline-level="2">Get results from batch job</text:h>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text:soft-page-break/>Description: <text:tab/><text:tab/>The method returns the result of QA for given job ID.</text:p>
      <text:p text:style-name="Text_20_body"/>
      <text:p text:style-name="Text_20_body">Detailed description: <text:s/>. 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text:tab/>: 0- ready, 1-not ready, 2- fatal error,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Text_20_body"/>
      <text:p text:style-name="Text_20_body">{CODE=”1”, VALUE=”&lt;html&gt;the result of QA&lt;/html&gt;”, METATYPE=”text/html”, SCRIPT_TITLE=”This script checks the min mean max values”}</text:p>
      <text:p text:style-name="Text_20_body"/>
      <text:h text:style-name="Heading_20_2" text:outline-level="2">List available QA rules</text:h>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ext:s/>. This method returns the list of available QA rules for one particular schema. If no parameter is defined, then all the QA rules are returned. QA rules technology can be XQuery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soft-page-break/><text:tab/>String “description”<text:tab/>: description of the QA</text:p>
      <text:p text:style-name="Text_20_body"><text:tab/>String “content_type_out”<text:tab/>:result file content type</text:p>
      <text:p text:style-name="Text_20_body"><text:tab/>String “xml_schema”<text:tab/>: xml schema of the input XML file</text:p>
      <text:p text:style-name="Text_20_body"/>
      <text:p text:style-name="Heading_20_8">Example</text:p>
      <text:p text:style-name="Text_20_body">listQueries('http://dd.eionet.eu.int/GetSchema?id=TBL2551') returns the following result: </text:p>
      <text:p text:style-name="Example">[{content_type_out=HTML, short_name=Test QRY, xml_schema=http://dd.eionet.eu.int/GetSchema?id=TBL2552, schema_id=56, description=123, query=xq.txt, query_id=1}, {content_type_out=HTML, short_name=Test 2, xml_schema=http://dd.eionet.eu.int/GetSchema?id=TBL2552, schema_id=56, description=Desc, query=GW_Body_rules2551.xql, query_id=9}] </text:p>
      <text:h text:style-name="P15" text:outline-level="2">List available QA scripts</text:h>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ext:s/>.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int/namespace.jsp?ns_id=10 http://dd.eionet.eu.int/GetSchema?id=TBL3227 ') <text:s/>returns the following result: </text:p>
      <text:p text:style-name="Example">[[-1, XML Schema Validation, ], [15, Eionet-Water: Rivers - Proxy pressures, 31.10.2005 10:35:31]] </text:p>
      <text:h text:style-name="Heading_20_2" text:outline-level="2">Run QA script</text:h>
      <text:p text:style-name="Text_20_body">Service name:<text:tab/><text:tab/>XQueryService</text:p>
      <text:p text:style-name="Text_20_body"><text:soft-page-break/>Name: <text:tab/><text:tab/><text:tab/>runQAScript(file_URL, script_ID)</text:p>
      <text:p text:style-name="Text_20_body">Parameters:<text:tab/> <text:tab/>STRING, STRING</text:p>
      <text:p text:style-name="Text_20_body">Return type: <text:tab/><text:tab/>ARRAY</text:p>
      <text:p text:style-name="Text_20_body">Description: <text:tab/>: <text:s/>This method runs the QA script with specified id against the source XML file and returns the result as a bytearray. The 2 string parameters for the method are:</text:p>
      <text:p text:style-name="Text_20_body">- file_URL of the source XML file</text:p>
      <text:p text:style-name="Text_20_body">- script_ID <text:s/>script id returned by listQAScripts() method; -1 if it is XML Schema validation</text:p>
      <text:p text:style-name="Text_20_body"/>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int/at/eea/ewn1/envq2hsrw/ProxyPressures.xml","15") returns an ARRAY with the following content:</text:p>
      <text:p text:style-name="Example">[text/html, &lt;bytearra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2</text:editing-cycles> <text:s text:c="2"/><text:modification-date style:data-style-name="N84">2007-11-06</text:modification-date><text:tab/><text:title>Quality Assessment Service</text:title><text:tab/><text:span text:style-name="T1">Page </text:span><text:span text:style-name="T1"><text:page-number text:select-page="current">23</text:page-number></text:span><text:span text:style-name="T1"> of </text:span><text:span text:style-name="T1"><text:page-count style:num-format="1">23</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12</text:editing-cycles> <text:s text:c="2"/><text:modification-date style:data-style-name="N84">2007-11-06</text:modification-date><text:tab/><text:title>Quality Assessment Service</text:title><text:tab/><text:span text:style-name="T1">Page </text:span><text:span text:style-name="T1"><text:page-number text:select-page="current">23</text:page-number></text:span><text:span text:style-name="T1"> of </text:span><text:span text:style-name="T1"><text:page-count style:num-format="1">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Quality Assessment Service</dc:title>
    <meta:initial-creator>Søren Roug</meta:initial-creator>
    <meta:creation-date>2006-09-18T16:55:03</meta:creation-date>
    <dc:creator>Søren Roug</dc:creator>
    <dc:date>2007-11-06T11:25:35</dc:date>
    <meta:printed-by>Søren Roug</meta:printed-by>
    <meta:print-date>2007-08-31T12:53:28</meta:print-date>
    <meta:editing-cycles>12</meta:editing-cycles>
    <meta:editing-duration>PT2H31M17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3" meta:image-count="6" meta:object-count="0" meta:page-count="23" meta:paragraph-count="509" meta:word-count="5950" meta:character-count="38834"/>
  </office:meta>
</office:document-meta>
</file>